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Text_20_body" style:list-style-name="List_20_1"/>
    <style:style style:name="P7" style:family="paragraph" style:parent-style-name="Text_20_body" style:master-page-name="">
      <style:paragraph-properties fo:margin-left="0cm" fo:margin-right="0cm" fo:margin-top="0cm" fo:margin-bottom="0.247cm" fo:line-height="120%" fo:text-align="justify" style:justify-single-word="false" fo:text-indent="0cm" style:auto-text-indent="false" style:page-number="auto" fo:background-color="transparent">
        <style:tab-stops/>
        <style:background-image/>
      </style:paragraph-properties>
    </style:style>
    <style:style style:name="P8" style:family="paragraph" style:parent-style-name="Text_20_body" style:master-page-name="">
      <style:paragraph-properties fo:margin-left="0.199cm" fo:margin-right="0cm" fo:margin-top="0cm" fo:margin-bottom="0.247cm" fo:line-height="120%" fo:text-align="justify" style:justify-single-word="false" fo:text-indent="0cm" style:auto-text-indent="false" style:page-number="auto" fo:background-color="transparent">
        <style:tab-stops/>
        <style:background-image/>
      </style:paragraph-properties>
    </style:style>
    <style:style style:name="P9" style:family="paragraph" style:parent-style-name="Text_20_body">
      <style:paragraph-properties fo:margin-left="0.199cm" fo:margin-right="0cm" fo:margin-top="0cm" fo:margin-bottom="0.247cm" fo:line-height="120%" fo:text-align="justify" style:justify-single-word="false" fo:text-indent="0cm" style:auto-text-indent="false" fo:background-color="transparent">
        <style:tab-stops/>
        <style:background-image/>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iels libres, une introduction</text:p>
      <text:p text:style-name="Text_20_body"/>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link-start/>
            <text:index-entry-chapter text:outline-level="3"/>
            <text:index-entry-link-end/>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text:a xlink:type="simple" xlink:href="#__RefHeading__115_70789574">I-</text:a><text:a xlink:type="simple" xlink:href="#__RefHeading__115_70789574" text:style-name="Index_20_Link" text:visited-style-name="Index_20_Link">Logiciels libres, une introduction</text:a><text:tab/>1</text:p>
          <text:p text:style-name="P3"><text:a xlink:type="simple" xlink:href="#__RefHeading__117_70789574">II-</text:a><text:a xlink:type="simple" xlink:href="#__RefHeading__117_70789574" text:style-name="Index_20_Link" text:visited-style-name="Index_20_Link">Qu'est ce qu'un logiciel ?1</text:a><text:tab/>1</text:p>
          <text:p text:style-name="P3"><text:a xlink:type="simple" xlink:href="#__RefHeading__119_70789574">III-</text:a><text:a xlink:type="simple" xlink:href="#__RefHeading__119_70789574" text:style-name="Index_20_Link" text:visited-style-name="Index_20_Link">Qu'est-ce qu'un logiciel libre ?</text:a><text:tab/>1</text:p>
          <text:p text:style-name="P3"><text:a xlink:type="simple" xlink:href="#__RefHeading__121_70789574">IV-</text:a><text:a xlink:type="simple" xlink:href="#__RefHeading__121_70789574" text:style-name="Index_20_Link" text:visited-style-name="Index_20_Link">La FSF et le projet GNU</text:a><text:tab/>2</text:p>
          <text:p text:style-name="P3"><text:a xlink:type="simple" xlink:href="#__RefHeading__123_70789574">V-</text:a><text:a xlink:type="simple" xlink:href="#__RefHeading__123_70789574" text:style-name="Index_20_Link" text:visited-style-name="Index_20_Link">GNU/Linux, une rÃ©alitÃ©</text:a><text:tab/>2</text:p>
          <text:p text:style-name="P3"><text:a xlink:type="simple" xlink:href="#__RefHeading__125_70789574">VI-</text:a><text:a xlink:type="simple" xlink:href="#__RefHeading__125_70789574" text:style-name="Index_20_Link" text:visited-style-name="Index_20_Link">Pourquoi le logiciel libre est t'il meilleur ?</text:a><text:tab/>3</text:p>
          <text:p text:style-name="P4"><text:a xlink:type="simple" xlink:href="#__RefHeading__127_70789574" text:style-name="Index_20_Link" text:visited-style-name="Index_20_Link">VI.aPour le technicien<text:tab/>3</text:a></text:p>
          <text:p text:style-name="P4"><text:a xlink:type="simple" xlink:href="#__RefHeading__129_70789574" text:style-name="Index_20_Link" text:visited-style-name="Index_20_Link">VI.bPour l'utilisateur<text:tab/>3</text:a></text:p>
          <text:p text:style-name="P4"><text:a xlink:type="simple" xlink:href="#__RefHeading__131_70789574" text:style-name="Index_20_Link" text:visited-style-name="Index_20_Link">VI.cPour les entreprises<text:tab/>4</text:a></text:p>
          <text:p text:style-name="P3"><text:a xlink:type="simple" xlink:href="#__RefHeading__133_70789574">VII-</text:a><text:a xlink:type="simple" xlink:href="#__RefHeading__133_70789574" text:style-name="Index_20_Link" text:visited-style-name="Index_20_Link">Brevets sur les logiciels</text:a><text:tab/>4</text:p>
          <text:p text:style-name="P4"><text:a xlink:type="simple" xlink:href="#__RefHeading__135_70789574" text:style-name="Index_20_Link" text:visited-style-name="Index_20_Link">VII.aEffets dangereux des brevets sur les logiciels<text:tab/>4</text:a></text:p>
          <text:p text:style-name="P2"><text:a xlink:type="simple" xlink:href="#__RefHeading__137_70789574" text:style-name="Index_20_Link" text:visited-style-name="Index_20_Link">Pour l'innovation<text:tab/>4</text:a></text:p>
          <text:p text:style-name="P2"><text:a xlink:type="simple" xlink:href="#__RefHeading__139_70789574" text:style-name="Index_20_Link" text:visited-style-name="Index_20_Link">Pour l'informatique libre<text:tab/>5</text:a></text:p>
          <text:p text:style-name="P4"><text:a xlink:type="simple" xlink:href="#__RefHeading__141_70789574" text:style-name="Index_20_Link" text:visited-style-name="Index_20_Link">VII.bPour en savoir plus<text:tab/>5</text:a></text:p>
        </text:index-body>
      </text:table-of-content>
      <text:p text:style-name="Text_20_body"/>
      <text:h text:style-name="Heading_20_1" text:outline-level="1"><text:bookmark text:name="__RefHeading__115_70789574"/>Logiciels libres, une introduction<text:bookmark-end text:name="__RefHeading__115_70789574"/></text:h>
      <text:p text:style-name="Text_20_body"><text:bookmark text:name="__RefHeading__117_70789574"/>Qu'est ce qu'un logiciel ?<text:conditional-text text:condition="ooow:" text:string-value-if-true="" text:string-value-if-false="" text:current-value="true"/><text:bookmark-end text:name="__RefHeading__117_70789574"/></text:p>
      <text:p text:style-name="Text_20_body">Pour comprendre le concept de logiciel libre, vous devez d'abord comprendre ce qu'est un logiciel (ou encore programme ou application).</text:p>
      <text:p text:style-name="Text_20_body">Du point de vue de l'utilisateur, un logiciel est une application qui rÃ©pond Ã <text:s/>l'un de ses besoins (traitement de textes, programme de dessin, jeu, ...).</text:p>
      <text:p text:style-name="Text_20_body">C'est une suite de petites instructions invisibles pour l'utilisateur, qui forment un tout cohÃ©rent.</text:p>
      <text:p text:style-name="Text_20_body">Ces logiciels ont besoin d'un systÃ¨me d'exploitation pour fonctionner. Le systÃ¨me d'exploitation permet d'accÃ©der aux ressources de la machine (lecteur de disquette, Ã©cran, clavier, ...). C'est aussi le systÃ¨me d'exploitation qui se charge d'exÃ©cuter le logiciel.</text:p>
      <text:p text:style-name="Text_20_body">Les instructions d'un logiciel sont Ã©crites dans un langage que l'ordinateur peut comprendre, le langage machine (ou langage binaire). En revanche, il est trÃ¨s difficile (voir impossible) Ã <text:s/>un humain de comprendre ce langage (c'est de plus interdit dans de nombreux pays). La maniÃ¨re la plus courante de crÃ©er un logiciel est de l'Ã©crire dans un langage informatique comprÃ©hensible par des humains, et ensuite de le traduire vers le langage binaire.</text:p>
      <text:p text:style-name="Text_20_body">Cette traduction est effectuÃ©e par un logiciel appelÃ© compilateur.</text:p>
      <text:p text:style-name="Text_20_body">Le logiciel dans sa forme comprÃ©hensible est appelÃ© code source, et dans sa version en langage machine binaire.</text:p>
      <text:p text:style-name="Text_20_body"/>
      <text:p text:style-name="Text_20_body"/>
      <text:h text:style-name="Heading_20_1" text:outline-level="1"><text:bookmark text:name="__RefHeading__119_70789574"/><text:soft-page-break/>Qu'est-ce qu'un logiciel libre ?<text:bookmark-end text:name="__RefHeading__119_70789574"/></text:h>
      <text:p text:style-name="Text_20_body">Imaginez que vous vous trouviez dans un restaurant et que vous mangiez un excellent plat. Peut-Ãªtre aurez vous l'envie de le cuisiner chez vous pour vos amis ?</text:p>
      <text:p text:style-name="Text_20_body">C'est impossible, car vous n'avez pas la recette du plat. Vous pouvez toujours le manger dans le restaurant, mais mÃªme si vous connaissez le goÃ»t, vous ne savez comment le reproduire.</text:p>
      <text:p text:style-name="Text_20_body">En informatique, c'est la mÃªme chose avec un logiciel. Le code source est la recette, le binaire est le plat cuisinÃ©. La plupart des logiciels sont distribuÃ©s sans leur code source, et il est interdit d'essayer de comprendre leur fonctionnement. Il est interdit de les partager avec vos amis, et il est interdit d'essayer de les modifier pour les adapter Ã <text:s/>vos besoins.</text:p>
      <text:p text:style-name="Text_20_body">Un logiciel libre vous garantit plusieurs libertÃ©s :</text:p>
      <text:list xml:id="list24366118" text:style-name="List_20_1">
        <text:list-item>
          <text:p text:style-name="P6"><text:alphabetical-index-mark-start text:id="IMark155885856"/>la libertÃ© <text:alphabetical-index-mark-end text:id="IMark155885856"/>de copier le logiciel pour vous ou vos amis</text:p>
        </text:list-item>
        <text:list-item>
          <text:p text:style-name="P6"><text:alphabetical-index-mark-start text:id="IMark155889168"/>la libertÃ© <text:alphabetical-index-mark-end text:id="IMark155889168"/>de comprendre son fonctionnement si vous le dÃ©sirez</text:p>
        </text:list-item>
        <text:list-item>
          <text:p text:style-name="P6"><text:alphabetical-index-mark-start text:id="IMark155885856"/>la libertÃ© <text:alphabetical-index-mark-end text:id="IMark155885856"/>de le modifier et de distribuer vos modifications</text:p>
        </text:list-item>
      </text:list>
      <text:h text:style-name="Heading_20_1" text:outline-level="1"><text:bookmark text:name="__RefHeading__121_70789574"/>La FSF et le projet GNU<text:bookmark-end text:name="__RefHeading__121_70789574"/></text:h>
      <text:p text:style-name="Text_20_body">Richard Stallman, considÃ©rÃ© par tous comme le pÃ¨re des logiciels libres a commencÃ© Ã <text:s/>penser au logiciel libre lorsqu'il travaillait au laboratoire d'intelligence artificielle au MIT. Le laboratoire possÃ©dait une imprimante qui tombait souvent en panne, mais comme les chercheurs avaient le code source du pilote\note{Le pilote est le logiciel qui sert Ã <text:s/>accÃ©der et Ã <text:s/>utiliser l'imprimante.} de l'imprimante, ils avaient modifiÃ© le programme pour que l'imprimante leur envoie un signal Ã <text:s/>chaque panne.</text:p>
      <text:p text:style-name="Text_20_body">Un beau jour, le laboratoire achete une nouvelle imprimante de marque XÃ©rox, plus fiable. En revanche, le pilote de l'imprimante n'est pas fourni Ã <text:s/>la livraison. Richard Stallman entend parler plus tard d'un laboratoire qui possÃ©de les sources de ce pilote. S'y rendant, on lui rÃ©pond que le laboratoire s'Ã©tait engagÃ© Ã <text:s/>ne pas diffuser les sources du pilote. Ressentant ce refus comme une agression, Richard Stallman prend alors conscience du danger de la logique propriÃ©taire.</text:p>
      <text:p text:style-name="Text_20_body">Richard Stallman dÃ©cide alors de fonder la Free Software Foundation. Conscient qu'il est impossible d'utiliser un ordinateur sans utiliser de logiciels propriÃ©taires, il initialise le premier projet de la fondation, le projet GNU (GNU est un jeu de mots rÃ©cursif signifiant GNU's Not Unix). Ce projet vise Ã <text:s/>concevoir un systÃ¨me d'exploitation complet et entiÃ¨rement libre. Ce systÃ¨me sera compatible avec UNIX, mais sera diffÃ©rent. Aujourd'hui ce systÃ¨me existe, et s'appelle GNU/Linux.</text:p>
      <text:p text:style-name="Text_20_body">Pour valider ce systÃ¨me, une base lÃ©gale est nÃ©cessaire. Cette base lÃ©gale est la GNU GPL, pour GNU General Public Licence. </text:p>
      <text:list xml:id="list24391277" text:continue-numbering="true" text:style-name="List_20_1">
        <text:list-item>
          <text:p text:style-name="P6">La GNU GPL est la licence des logiciels libres par excellence. Elle dÃ©termine des conditions de distribution qui garantissent les libertÃ©s de l'utilisateur. Un programme protÃ©gÃ© par la GPL est libre, mais la GPL impose aussi que tout travail dÃ©rivÃ© de ce logiciel reste libre.</text:p>
        </text:list-item>
      </text:list>
      <text:p text:style-name="Text_20_body"/>
      <text:p text:style-name="Text_20_body"/>
      <text:p text:style-name="Text_20_body"/>
      <text:p text:style-name="Text_20_body"/>
      <text:h text:style-name="Heading_20_1" text:outline-level="1"><text:bookmark text:name="__RefHeading__123_70789574"/><text:soft-page-break/>GNU/Linux, une rÃ©alitÃ©<text:bookmark-end text:name="__RefHeading__123_70789574"/></text:h>
      <text:p text:style-name="Text_20_body">Le projet GNU a commencÃ© de zÃ©ro, et ses premiers dÃ©veloppements avaient pour but de crÃ©er un environnement de dÃ©veloppement utilisable. Les premiers efforts se sont donc trÃ¨s logiquement portÃ©s sur l'Ã©laboration d'un compilateur (gcc), d'un Ã©diteur de textes (Emacs), ainsi que d'un dÃ©boggeur (gdb). Un noyau (Hurd) Ã©tait aussi prÃ©vu, mais son Ã©laboration prend plus de temps que prÃ©vu.</text:p>
      <text:p text:style-name="Text_20_body">En 1991, Linus Torvalds commence Ã <text:s/>Ã©crire son noyau, qui connaÃ®tra plus tard le succÃ¨s que l'on sait. Le projet GNU l'adopte en attendant que Hurd soit opÃ©rationnel, et le noyau Linux devient alors composant du systÃ¨me GNU/Linux.</text:p>
      <text:p text:style-name="Text_20_body">Le systÃ¨me GNU/Linux est rÃ©putÃ© pour sa fiabilitÃ© et sa robustesse. Ceci est dÃ» en partie Ã <text:s/><text:alphabetical-index-mark-start text:id="IMark190879272"/>la libertÃ© <text:alphabetical-index-mark-end text:id="IMark190879272"/>des logiciels qui le composent, l'accÃ¨s aux sources permettant de corriger trÃ¨s facilement et rapidement une erreur de programmation.</text:p>
      <text:p text:style-name="Text_20_body">Le systÃ¨me GNU/Linux est fortement POSIX (POSIX est un ensemble de normes dÃ©finissant un systÃ¨me UNIX idÃ©al), ce qui le rend trÃ¨s similaire Ã <text:s/>la plupart des UNIX propriÃ©taires existants. Le noyau Linux est multi-tÃ¢ches, multi-utilisateurs, et intÃ¨gre la plupart des technologies les plus rÃ©centes (SMP, clustering, RAID, ...).</text:p>
      <text:p text:style-name="Text_20_body">GNU/Linux est aujourd'hui utilisÃ© aussi bien par les entreprises que par les utilisateurs finaux.</text:p>
      <text:p text:style-name="Text_20_body">De nombreuses applications sont disponibles pour l'utilisateur non informaticien. Par exemple, l'environnement graphique Gnome permet d'utiliser son ordinateur sans utiliser la ligne de commande. Gimp est un logiciel de traitement d'images trÃ¨s puissant. Gnumeric est un tableur intÃ©grÃ© au projet Gnome. Ce ne sont que des exemples, de nombreuses applications peuvent rendre d'immenses services Ã <text:s/>l'utilisateur. La sÃ©curitÃ© et la fiabilitÃ© de ce systÃ¨me sont un argument supplÃ©mentaire pour l'utiliser (les virus n'existent pas). Plusieurs distributions existent, et l'installation du systÃ¨me GNU/Linux est dÃ©sormais facile.</text:p>
      <text:p text:style-name="Text_20_body">Pour l'entreprise, les champs d'application sont vastes. La robustesse du systÃ¨me couplÃ©e Ã <text:s/>l'excellence des applications orientÃ©es rÃ©seau (Apache par exemple) en fait un systÃ¨me de choix pour les serveurs (le couple GNU/Linux et Apache est le plus utilisÃ© au monde en matiÃ¨re de serveurs web). Les outils de dÃ©veloppement (en particuliers les outils GNU : Emacs, gcc, cvs, ...) font de GNU/Linux une plate-forme de dÃ©veloppement puissante et agrÃ©able Ã <text:s/>utiliser. En dehors de ces considÃ©rations techniques, l'utilisation de logiciels libres affranchit de plus l'entreprise de la main-mise d'un Ã©diteur.</text:p>
      <text:h text:style-name="Heading_20_1" text:outline-level="1"><text:bookmark text:name="__RefHeading__125_70789574"/>Pourquoi le logiciel libre est t'il meilleur ?<text:bookmark-end text:name="__RefHeading__125_70789574"/></text:h>
      <text:h text:style-name="Heading_20_2" text:outline-level="2"><text:bookmark text:name="__RefHeading__127_70789574"/>Pour le technicien<text:bookmark-end text:name="__RefHeading__127_70789574"/></text:h>
      <text:p text:style-name="Text_20_body">Par dÃ©finition, les sources d'un logiciel libre sont publiques et librement utilisables. Pour le technicien, c'est d'un intÃ©rÃªt inconsidÃ©rable. D'abord, il peut se permettre d'utiliser un code source codÃ© par un autre programmeur sans crainte de poursuites. Il n'a pas besoin de ``rÃ©inventer la roue''.</text:p>
      <text:p text:style-name="Text_20_body">De plus, les erreurs d'un logiciel libre seront plus rapidement corrigÃ©es. L'ouverture des sources permet aux informaticiens (ou tout simplement aux utilisateurs ayant quelques connaissances) de corriger eux-mÃªme les erreurs qu'ils rencontrent dans les programmes qu'ils utilisent. Les corrections seront intÃ©grÃ©es dans la version suivante du logiciel.</text:p>
      <text:p text:style-name="Text_20_body">Pour les Ã©tudiants en informatique ou mÃªme les professionnels, l'accÃ¨s aux sources permet un apprentissage des plus profonds. Pour beaucoup de professionnels, ``la meilleure documentation qui puisse exister, ce sont les sources elles-mÃªmes''.</text:p>
      <text:h text:style-name="Heading_20_2" text:outline-level="2"><text:bookmark text:name="__RefHeading__129_70789574"/><text:soft-page-break/>Pour l'utilisateur<text:bookmark-end text:name="__RefHeading__129_70789574"/></text:h>
      <text:p text:style-name="Text_20_body">L'utilisateur ne bÃ©nÃ©ficie par directement de l'accÃ¨s aux sources. La plupart des automobilistes ne connaissent pas le fonctionnement d'un moteur, c'est la mÃªme chose en informatique. Maintenant, imaginons un monde ou 10% de la population fait de la mÃ©canique pendant ses moments perdus, et passe son temps Ã <text:s/>amÃ©liorer son vÃ©hicule. Si vous achetez une voiture d'occasion, vous Ãªtes sÃ»r que le moteur a Ã©tÃ© amÃ©liorÃ© par son propriÃ©taire prÃ©cÃ©dent. On gagne en fiabilitÃ©, en performance et en qualitÃ©.</text:p>
      <text:p text:style-name="Text_20_body">En informatique, on a plus ou moins le mÃªme concept, mais lÃ <text:s/>vous avez une voiture neuve qui profite de toutes les technologies dÃ©veloppÃ©es dans des petits garages indÃ©pendants par des artisants habiles, et dont les meilleures sont rassemblÃ©es dans votre vÃ©hicule. Vous Ãªtes sÃ»r de la qualitÃ© tout comme de la sÃ©curitÃ©. Dans le cas d'un vice de conception, vous Ãªtes certain que quelqu'un aura dÃ©tectÃ© l'erreur avant vous et l'aura corrigÃ©e.</text:p>
      <text:h text:style-name="Heading_20_2" text:outline-level="2"><text:bookmark text:name="__RefHeading__131_70789574"/>Pour les entreprises<text:bookmark-end text:name="__RefHeading__131_70789574"/></text:h>
      <text:p text:style-name="Text_20_body">Comme pour les utilisateurs, les entreprises bÃ©nÃ©ficient de la qualitÃ© du logiciel. Mais en plus, le modÃ¨le de dÃ©veloppement des logiciels libres est un avantage Ã <text:s/>lui tout seul. Il permet de corriger trÃ¨s rapidement une erreur de programmation dont les effets sont critiques pour l'entreprise, et aucune logique marchande ne conditionne les sorties des diffÃ©rentes versions des logiciels libres.</text:p>
      <text:p text:style-name="Text_20_body">Si une entreprise dÃ©cide de jouer le jeu et de dÃ©velopper des logiciels libres, elle bÃ©nÃ©ficie du support de toute la communautÃ© du logiciel libre, tout comme elle garantit la pÃ©rÃ©nitÃ© de son programme.</text:p>
      <text:h text:style-name="Heading_20_1" text:outline-level="1"><text:bookmark text:name="__RefHeading__133_70789574"/>Brevets sur les logiciels<text:bookmark-end text:name="__RefHeading__133_70789574"/></text:h>
      <text:p text:style-name="Text_20_body">D'aprÃ¨s la directive europÃ©enne du 14 mai 1991 concernant la protection juridique des programmes d'ordinateurs, ceux-ci sont protÃ©gÃ©s par le droit d'auteur, en tant qu'oeuvre littÃ©raire au sens de la convention de Berne pour la protection des oeuvres littÃ©raires et artistiques.</text:p>
      <text:p text:style-name="Text_20_body">La directive prÃ©cise que seule l'expression d'un programme d'ordinateur est protÃ©gÃ©e et que les idÃ©es et les principes qui sont Ã <text:s/>la base de la logique, des algorithmes et des langages de programmation ne sont pas protÃ©gÃ©s par le droit d'auteur. De mÃªme, les idÃ©es et principes qui sont Ã <text:s/>la base de ses interfaces ne sont pas protÃ©gÃ©s par le droit d'auteur.</text:p>
      <text:p text:style-name="Text_20_body">L'unique critÃ¨re pour dÃ©terminer si un programme peut bÃ©nÃ©ficier d'une protection est son originalitÃ©, en ce sens que ce programme est la crÃ©ation intellectuelle propre Ã <text:s/>son auteur.</text:p>
      <text:p text:style-name="Text_20_body">Un projet de directive europÃ©enne propose de remettre en cause la non brevetabilitÃ© des programmes d'ordinateurs garantie par la directive europÃ©enne de 1991 et la Convention de Munich.</text:p>
      <text:h text:style-name="Heading_20_2" text:outline-level="2"><text:bookmark text:name="__RefHeading__135_70789574"/>Effets dangereux des brevets sur les logiciels<text:bookmark-end text:name="__RefHeading__135_70789574"/></text:h>
      <text:p text:style-name="Text_20_body">Quelques effets pervers des brevets sur les logiciels :</text:p>
      <text:h text:style-name="Heading_20_3" text:outline-level="3"><text:bookmark text:name="__RefHeading__137_70789574"/>Pour l'innovation<text:bookmark-end text:name="__RefHeading__137_70789574"/></text:h>
      <text:p text:style-name="Text_20_body">Le brevet permet de restreindre l'utilisation d'une innovation pendant vingt ans.</text:p>
      <text:p text:style-name="P7">Or, dans le cas des programmes d'ordinateurs, les brevets rÃ©sultent le plus souvent de la dÃ©couverte ou de la simple application d'une propriÃ©tÃ© mathÃ©matique ou d'un algorithme, <text:soft-page-break/>qui fait partie du patrimoine de l'humanitÃ©. La plupart du temps, les dÃ©couvertes effectuÃ©es par un programmeur ne sont que l'adaptation d'idÃ©es dÃ©jÃ <text:s/>existantes Ã <text:s/>un problÃ¨me bien dÃ©fini.</text:p>
      <text:p text:style-name="Text_20_body">Aux Etats-Unis, plus de 50 000 brevets concernant l'informatique sont dÃ©posÃ©s. Dans un tel contexte, il est impossible Ã <text:s/>un programmeur d'accomplir son mÃ©tier sans transgresser un brevet Ã <text:s/>son insu. Les brevets informatiques couvrent des domaines divers : les Ã©lÃ©ments les plus simples de l'interface d'un programme, des algorithmes qu'un Ã©tudiant de premiÃ¨re annÃ©e dans une Ã©cole informatique pourrait inventer Ã <text:s/>nouveau, et mÃªme l'utilisation des couleurs. Il faudrait mettre un ou deux avocats derriÃ¨re chaque programmeur, et, dans la plupart des cas, il serait impossible d'Ã©crire un programme fonctionnel, car les algorithmes les plus efficaces ou Ã©vidents sont protÃ©gÃ©s par des brevets.</text:p>
      <text:p text:style-name="Text_20_body">De grands groupes dÃ©tiennent la majoritÃ© des brevets et s'en servent pour bloquer leurs concurrents, le brevet Ã©tant ici une arme offensive et non plus dÃ©fensive. Seules les trÃ¨s grandes compagnies de logiciels auraient le droit Ã <text:s/>la crÃ©ation. Ce serait la fin du droit de chacun d'innover et de crÃ©er.</text:p>
      <text:h text:style-name="Heading_20_3" text:outline-level="3"><text:bookmark text:name="__RefHeading__139_70789574"/>Pour l'informatique libre<text:bookmark-end text:name="__RefHeading__139_70789574"/></text:h>
      <text:p text:style-name="Text_20_body">L'informatique libre est forcÃ©ment la plus touchÃ©e par la brevetabilitÃ© des programmes d'ordinateurs. Un logiciel libre utilise par nature des techniques et des inventions dÃ©couvertes par autrui, tout comme il autorise l'utilisation future des techniques dÃ©veloppÃ©es par son programmeur.</text:p>
      <text:p text:style-name="Text_20_body">Un programmeur de logiciel libre ne peut pas non plus se permettre d'embaucher des avocats pour se protÃ©ger dans le cas probable oÃ¹ il enfreindrait un brevet par inadvertance.</text:p>
      <text:p text:style-name="Text_20_body">De plus, l'informatique libre posant comme principe le partage et l'utilisation mutuelle des connaissances, pour le bien de la communautÃ©, ne peut accepter la brevetabilitÃ© des programmes d'ordinateurs.</text:p>
      <text:p text:style-name="Text_20_body">Les idÃ©es appartiennent Ã <text:s/>l'humanitÃ©.</text:p>
      <text:h text:style-name="Heading_20_1" text:outline-level="1"><text:bookmark text:name="__RefHeading__141_70789574"/>Pour en savoir plus<text:bookmark-end text:name="__RefHeading__141_70789574"/></text:h>
      <text:p text:style-name="Text_20_body">Si vous voulez en savoir plus, n'hÃ©sitez pas Ã <text:s/>faire un tour sur les sites suivants :</text:p>
      <text:list xml:id="list24392721" text:continue-numbering="true" text:style-name="List_20_1">
        <text:list-item>
          <text:p text:style-name="P6"><text:alphabetical-index-mark-start text:id="IMark190879272"/>http<text:alphabetical-index-mark-end text:id="IMark190879272"/>://www.gnu.org, le site web du projet GNU et de la FSF. C'est le site web de rÃ©fÃ©rence lorsqu'on parle de logiciel libre. Il contient la philosophie</text:p>
        </text:list-item>
      </text:list>
      <text:p text:style-name="Text_20_body">GNU qui explique pourquoi il faut du logiciel libre et de nombreuses autres choses comme la GPL.</text:p>
      <text:list xml:id="list24386723" text:continue-numbering="true" text:style-name="List_20_1">
        <text:list-item>
          <text:p text:style-name="P6"><text:alphabetical-index-mark-start text:id="IMark155885856"/>http<text:alphabetical-index-mark-end text:id="IMark155885856"/>://www.april.org, le site de l'association APRIL (Association pour la Promotion et la Recherche en Informatique Libre). Le web contient des informations sur l'association, sur leurs travaux en cours, sur les manifestations organisÃ©es par l'association ainsi que sur la philosophie de l'informatique libre.</text:p>
        </text:list-item>
        <text:list-item>
          <text:p text:style-name="P6"><text:alphabetical-index-mark-start text:id="IMark239244768"/>http<text:alphabetical-index-mark-end text:id="IMark239244768"/>://www.debian.org, le site de la distribution de GNU/Linux la plus libre.</text:p>
        </text:list-item>
        <text:list-item>
          <text:p text:style-name="P6"><text:alphabetical-index-mark-start text:id="IMark155885856"/>http<text:alphabetical-index-mark-end text:id="IMark155885856"/>://www.linux.org, le site de dÃ©part pour toute information ou recherche de logiciels concernant le systÃ¨me GNU/Linux.</text:p>
        </text:list-item>
        <text:list-item>
          <text:p text:style-name="P6"><text:alphabetical-index-mark-start text:id="IMark239244768"/>http<text:alphabetical-index-mark-end text:id="IMark239244768"/>://www.linux-france.org, site d'informations (avec de nombreuses documentations) en franÃ§ais autour de GNU/Linux.</text:p>
        </text:list-item>
        <text:list-item>
          <text:p text:style-name="P6"><text:alphabetical-index-mark-start text:id="IMark155885856"/>http<text:alphabetical-index-mark-end text:id="IMark155885856"/>://www.linux-center.fr, site d'actualitÃ©s en franÃ§ais autour de GNU/Linux.</text:p>
        </text:list-item>
        <text:list-item>
          <text:p text:style-name="P6"><text:alphabetical-index-mark-start text:id="IMark239244768"/>http<text:alphabetical-index-mark-end text:id="IMark239244768"/>://lpf.ai.mit.edu, le site de la League For Programing Freedom, qui s'intÃ©resse au <text:soft-page-break/>problÃ¨me des brevets sur les logiciels.</text:p>
        </text:list-item>
      </text:list>
      <text:p text:style-name="P8">GÃ©nÃ©rÃ© le 29/08/1999 par Benjamin Drieu</text:p>
      <text:p text:style-name="P9">Sauf mention contraire indiquÃ©e plus haut, le prÃ©sent document est soumis aux conditions d'exploitation suivantes :</text:p>
      <text:p text:style-name="Text_20_body">Copyright 1999 APRIL Ce document peut Ãªtre reproduit par n'importe quel moyen que ce soit, pourvu qu'aucune modification ne soit effectuÃ©e et que cette notice soit prÃ©servÃ©e.</text:p>
      <text:p text:style-name="Text_20_body"/>
      <text:alphabetical-index text:style-name="Sect2" text:protected="true" text:name="Index lexical1">
        <text:alphabetical-index-source text:ignore-case="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5">http<text:tab/>1</text:p>
          <text:p text:style-name="P5">la libertÃ©<text:tab/>2 sv</text:p>
        </text:index-body>
      </text:alphabetical-index>
      <text:p text:style-name="Text_20_body"/>
      <text:p text:style-name="Text_20_body"/>
      <text:bibliography text:style-name="Sect2"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book"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booklet"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onference"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ustom1"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ustom2"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ustom3"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ustom4"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custom5"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email"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inbook"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incollection"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inproceedings"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journal"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manual"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mastersthesis"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misc"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index-entry-span>, </text:index-entry-span>
            <text:index-entry-bibliography text:style-name="_5f_34_5f__5f_20_5f_" text:bibliography-data-field="url"/>
          </text:bibliography-entry-template>
          <text:bibliography-entry-template text:bibliography-type="phdthesis"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proceedings"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techreport"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unpublished"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entry-template text:bibliography-type="www" text:style-name="Bibliography_20_1">
            <text:index-entry-bibliography text:style-name="_5f_30_5f__5f_20_5f_" text:bibliography-data-field="identifier"/>
            <text:index-entry-span>: </text:index-entry-span>
            <text:index-entry-bibliography text:style-name="_5f_34_5f__5f_20_5f_" text:bibliography-data-field="author"/>
            <text:index-entry-span>, </text:index-entry-span>
            <text:index-entry-bibliography text:style-name="_5f_30_5f__5f_20_5f_" text:bibliography-data-field="title"/>
            <text:index-entry-span>, </text:index-entry-span>
            <text:index-entry-bibliography text:style-name="_5f_33_5f__5f_20_5f_" text:bibliography-data-field="year"/>
          </text:bibliography-entry-template>
        </text:bibliography-source>
        <text:index-body>
          <text:index-title text:style-name="Sect2" text:name="Bibliographie1_Head">
            <text:p text:style-name="Bibliography_20_Heading">Bibliographie</text:p>
          </text:index-title>
          <text:p text:style-name="P1"><text:bookmark-start text:name="__DdeLink__354_1345278621"/>LEE00: Leete, Gurdy; Finkelstein, Ellen; Leete, Mary, OpenOffice.org for Dummies, 2003</text:p>
          <text:p text:style-name="P1">MAR00: Martin, René, OpenOffice-Programmierung, 2005</text:p>
          <text:p text:style-name="P1">GAU02: Gautier, Sophie; Hardy, Christian; Labbé, Frédéric; Pinquier, Michel, OpenOffice.org 2.2 Efficace, 2007</text:p>
          <text:p text:style-name="P1">FON00: Fontaine, Pierre, OpenOffice.org 2 En quelques clics, 2006</text:p>
          <text:p text:style-name="P1">MOR01: Moreau, Philippe, OpenOffice.org Writer 2 Avancé, 2006<text:bookmark-end text:name="__DdeLink__354_1345278621"/></text:p>
          <text:p text:style-name="P1">MAZ00: Marzulli, Michele, OpenOffice 2.0 che funziona, 200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fo:background-color="#c0c0c0">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weight="bold" style:font-size-asian="10.5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99cm" fo:margin-lef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99cm" fo:margin-left="0.4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99cm" fo:margin-left="0.4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99cm" fo:margin-left="0.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99cm" fo:margin-left="0.4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99cm" fo:margin-left="0.4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99cm" fo:margin-left="0.49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99cm" fo:margin-left="0.499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99cm" fo:margin-left="0.49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4-08T04:20:15.94</meta:creation-date>
    <meta:document-statistic meta:table-count="0" meta:image-count="0" meta:object-count="0" meta:page-count="6" meta:paragraph-count="98" meta:word-count="2312" meta:character-count="15371"/>
    <dc:date>2015-04-08T04:23:23.98</dc:date>
    <meta:editing-duration>PT3M8S</meta:editing-duration>
    <meta:editing-cycles>1</meta:editing-cycles>
    <meta:generator>OpenOffice.org/3.3$Win32 OpenOffice.org_project/330m20$Build-9567</meta:generator>
  </office:meta>
</office:document-meta>
</file>